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hit Hindi" svg:font-family="'Lohit Hindi'" style:font-pitch="variable"/>
    <style:font-face style:name="Liberation Serif" svg:font-family="'Liberation Serif'" style:font-family-generic="roman"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1"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 A project management ontology </text:h>
      <text:p text:style-name="Text_20_body">Sono Roberto Casadei e questa è la presentazione relativa al terzo assignment per l'insegnamento di Web Semantico.</text:p>
      <text:h text:style-name="Heading_20_3" text:outline-level="3">2) Summary</text:h>
      <text:p text:style-name="Text_20_body">Questo è il sommario. Al di là delle canoniche slide introduttive e conclusive, la presentazione vuole dare qualche indicazione e introspettiva sia su COSA è stato fatto sia su COME.</text:p>
      <text:h text:style-name="Heading_20_3" text:outline-level="3">3) Introduction</text:h>
      <text:p text:style-name="Text_20_body">Quindi, qualche parola su questo assignment. </text:p>
      <text:p text:style-name="Text_20_body">Nell'assignment precedente si era sviluppata un'ontologia “debole” in RDF Schema. In quello attuale, in maniera analoga, si richiede di modellare la conoscenza di un dominio di interesse usando però OWL come linguaggio ontologico. </text:p>
      <text:p text:style-name="Text_20_body">In questo caso ho scelto di rimanere nello stesso dominio, quello del project management.</text:p>
      <text:p text:style-name="Text_20_body">Tuttavia, rispetto all'assignment precedente, la mia interpretazione della consegna si concretizza principalmente con una maggiore enfasi sul processo e l'approccio utilizzati, e per una maggiore cognizione di causa relativamente al significato del termine “ontologia”.</text:p>
      <text:h text:style-name="Heading_20_3" text:outline-level="3">4) Ontology development: the methodology </text:h>
      <text:p text:style-name="Text_20_body">Questa è la metodologia impiegata. Si tratta di un processo iterativo che consiste in 6 attività principali. Prima di tutto occorre definire il dominio, lo scope e gli obiettivi. Queste informazioni sono fondamentali per capire cosa dovrà far parte dell'ontologia, cosa no e per avere un razionale dietro alle scelte di modellazione. Tuttavia per modellare occorre anche disporre di conoscenza relativamente al dominio di interesse, che dev'essere opportunamente acquisita da una o più sorgenti – tipicamente ci si rivolge ai cosiddetti domain expert. Dopodiché, con le informazioni recuperate si ha qualche elemento in più per dettagliare i requisiti, che comunque sono guidati dagli obiettivi di massima delineati precedentemente. Inoltre, andrebbero anche definiti dei test per validare i requisiti.</text:p>
      <text:p text:style-name="Text_20_body">A questo punto i requisiti vanno implementati formalizzando la conoscenza di dominio in un modello espresso in un linguaggio ontologico. Una volta fatto questo, occorre valutare quanto realizzato, eseguire i test e manutenere quanto prodotto.</text:p>
      <text:h text:style-name="Heading_20_3" text:outline-level="3">5) Domain and scope A </text:h>
      <text:p text:style-name="Text_20_body">Quindi, procediamo. Il dominio lo conosciamo già a grandi linee: è quello del project management. Una definizione ci dà qualche suggerimento in merito alle classi di concetti che può essere necessario modellare. La definizione parla innanzi tutto di progetti, che è chiaramente una nozione centrale, ma anche di conoscenza e di esecuzione. E se si parla di esecuzione, visto che ancora le macchine non hanno sostituito l'uomo, bisogna parlare anche di persone e organizzazioni umane. La definizione poi parla anche di esecuzione efficace ed efficiente – e quindi bisogna avere una qualche nozione di risorsa per caratterizzare questo aspetto che poi alla fine è ciò per cui ha senso l'esistenza del project management.</text:p>
      <text:h text:style-name="Heading_20_3" text:outline-level="3">6) Domain and scope B <text:s/></text:h>
      <text:p text:style-name="Text_20_body">Ma siamo sicuri che abbiamo bisogno di un'ontologia? E' una domanda che, seppure stupida nel contesto di questo assignment, è opportuno porsi in quanto un'ontologia non è fine a se stessa ma <text:soft-page-break/>nasce per supportare obiettivi ed esigenze umane. In questo caso, gli obiettivi principali sono: UNO → fornire un supporto descrittivo, cioè che consenta di descrivere progetti in modo non ambiguo, e DUE) definire un modello che possa essere usato da agenti software per semplificare l'attività di gestione dei progetti.</text:p>
      <text:p text:style-name="Text_20_body">Un'ulteriore esigenza potrebbe essere anche quella di voler descrivere veri e propri modelli di gestione dei progetti. Questo introduce un ulteriore livello di astrazione all'interno dell'ontologia oltre a quello relativo ai progetti.</text:p>
      <text:h text:style-name="Heading_20_3" text:outline-level="3">7) Domain and scope C </text:h>
      <text:p text:style-name="Text_20_body">Quindi lo scope ad altissimo livello riguarda modelli di gestione, organizzazioni umane, risorse e progetti. Ove possibile si è cercato di riusare ontologie esistenti invece che rimodellare da capo i concetti di interesse.</text:p>
      <text:h text:style-name="Heading_20_3" text:outline-level="3">8) Informal/semi-formal knowledge acquisition A)</text:h>
      <text:p text:style-name="Text_20_body">Relativamente al recupero della conoscenza di dominio, cosa fatta in maniera piuttosto volatile e non strutturata nel precedente assignment, per prima cosa ho cercato di individuare e scrivere i termini in una sorta di brainstorming. Dopodiché ho cercato di organizzarli informalmente, di definirli a parole e di analizzare eventuali proprietà.</text:p>
      <text:h text:style-name="Heading_20_3" text:outline-level="3">9) Informal/semi-formal knowledge acquisition B)</text:h>
      <text:p text:style-name="Text_20_body">Questa è la situazione a un certo stadio del processo. I termini in rosso sono ad esempio cose che non avevo considerato nell'assignment precedente. Sono organizzate diciamo per aree semantiche: questo gruppo a sinistra lista alcune risorse fondamentali nei progetti, mentre ad esempio la colonna di destra riguarda persone, ruoli, organizzazioni.</text:p>
      <text:h text:style-name="Heading_20_3" text:outline-level="3">10) Informal/semi-formal knowledge acquisition C)</text:h>
      <text:p text:style-name="Text_20_body">Ad ogni termine si è cercato di associare una definizione informale in linguaggio naturale. In alcuni casi dalle definizioni informali è diretto il mapping verso definizioni formali, così come la loro analisi in termini di nomi e verbi può dare indicazioni su concetti e proprietà mancanti.</text:p>
      <text:h text:style-name="Heading_20_3" text:outline-level="3">11) Informal/semi-formal knowledge acquisition D)</text:h>
      <text:p text:style-name="Text_20_body">Similarmente, alcune domande mirate possono fare emergere nuove caratteristiche e relazioni tra i concetti. Ad esempio una risorsa può essere allocata a un processo oppure prodotta da una certa attività. Oppure, si può notare che attività, processi e progetti hanno alcune caratteristiche in comune, come il fatto di essere orientati agli obiettivi o il fatto di essere svolti da persone.</text:p>
      <text:p text:style-name="Text_20_body">Idealmente tutto questo andrebbe documentato, quindi ho predisposto un documento apposito.</text:p>
      <text:h text:style-name="Heading_20_3" text:outline-level="3">12) Refine requirements and tests: functional requirement s </text:h>
      <text:p text:style-name="Text_20_body">Ora, c'è un problema. L'obiettivo è creare un'ontologia ma ancora non sappiamo esattamente cosa è richiesto fare e come fare a valutare quanto fatto.</text:p>
      <text:p text:style-name="Text_20_body">Con gli obiettivi di alto livello fissati inizialmente e la concretezza delle informazioni recuperate e analizzate nella fase precedente, è possibile pensare ad alcuni requisiti “funzionali”, cioè legati al modo in cui l'intologia può essere usata – ricordandosi sembre l'assunzione di un “open world” – e a requisiti “non-funzionali” cioè che vogliono stabilire alcune qualità desiderabili per l'ontologia rilasciata.</text:p>
      <text:p text:style-name="Text_20_body"><text:soft-page-break/>Un approccio per i requisiti funzionali consiste nell'impiego di casi d'uso. Ad esempio, un project manager potrebbe usare un tool per creare una descrizione di un progetto ed effettuare analisi su di essa. Se più dettagliati, questi casi d'uso potrebbero fungere da test di accettazione.</text:p>
      <text:h text:style-name="Heading_20_3" text:outline-level="3">13) Refine requirements and tests: non-functional requirement s </text:h>
      <text:p text:style-name="Text_20_body">Per quanto riguarda le qualità dell'ontologia, potremmo desiderare che sia semplice, generale ed estensibile.</text:p>
      <text:p text:style-name="Text_20_body">Prima di passare allo sviluppo c'è però un altro punto: la scelta del linguaggio ontologico da usare. Questo andrebbe valutato sulla base dell'espressività desiderata e delle esigenze in termini di inferenze e decidibilità che dipendono anche dai requisiti. Chiaramente però in questo assignment la scelta è fissata a priori: il linguaggio ontologico è OWL. Ma quale versione di OWL? Indicativamente ho cercato di non mischiare molto le feature di OWL, ma ad esempio un'esigenza è stata quella di avere entità che siano allo stesso tempo istanze e sottoclassi. Da alcune ricerche mi è sembrato che questo non fosse lecito in OWL DL 1, problema risolto in OWL 2 mediante tecniche di riuso degli identificatori. </text:p>
      <text:h text:style-name="Heading_20_3" text:outline-level="3">14) Design and implementation A) </text:h>
      <text:p text:style-name="Text_20_body">Siamo arrivati ora alla fase di sviluppo dell'ontologia. Come input abbiamo gli obiettivi di alto livello, i requisiti e le informazioni precedentemente accumulate. </text:p>
      <text:p text:style-name="Text_20_body">Si noti che in questa fase si possono distinguere tre attività: un'attività di design, cioè di progettazione, dove l'enfasi è sulla rappresentazione di quello che che non c'è; un'attività di modellazione, cioè di rappresentazione astratta di una realtà osservata; e anche un'attività di implementazione vera e propria che culmina in un artefatto OWL e che ho realizzato in pratica attraverso il tool Protégé.</text:p>
      <text:h text:style-name="Heading_20_3" text:outline-level="3">15) Design and implementation B)</text:h>
      <text:p text:style-name="Text_20_body">Qui poi ricordo alcune delle ontologie importate: ORG, FOAF, SKOS, e TIME.</text:p>
      <text:h text:style-name="Heading_20_3" text:outline-level="3">16) Design and implementation C)</text:h>
      <text:p text:style-name="Text_20_body">Questi sono screenshot da Protégé, ma forse è meglio andare direttamente a visualizzare queste informazioni nell'editor vero e proprio. </text:p>
      <text:p text:style-name="P1">Quello di destra mostra la gerarchia delle classi. Le classi in grassetto sono quelle inserite da me, mentre le altre vengono dalle ontologie importate. Si noti ad esempio che un “Deliverable” è una sottoclasse di una “Risorsa”, e che ho definito delle classi per l'ontologia MPMO come sottoclassi di concetti importati da altre ontologie.</text:p>
      <text:p text:style-name="P1">In mezzo invece c'è la gerarchia delle object property, ossia proprietà che legano oggetti fra loro. Poi lo screenshot di sinistra riporta gli individuals, vale a dire le istanze.</text:p>
      <text:p text:style-name="P2"/>
      <text:h text:style-name="Heading_20_3" text:outline-level="3">17) Design and implementation D)</text:h>
      <text:p text:style-name="Text_20_body">Ora qualche dettaglio in merito alle scelte di progettazione e modellazione.</text:p>
      <text:p text:style-name="Text_20_body">Come detto anche precedentemente l'ontologia prevede due livelli di astrazione: uno relativo alla definizione di modelli di project management (rappresentati dalla classe PMModel) e un altro relativo ai concetti veri e propri come ad esempio quello di Organizzazione, Processo etc.. che sono istanze di PMConcept. L'idea è quella di poter associare a un PMEffort uno e un solo PMModel che <text:soft-page-break/>lo governa. Questo si realizza in pratica mediante una proprietà funzionale isGovernedBy e la sua inversa governsExecutionOf.</text:p>
      <text:p text:style-name="Text_20_body">Un altro esempio di modellazione riguarda i concetti di progetto, processo, e attività. Qui si è scelto di usare una gerarchia che stabilisce che ogni progetto è un processo, e che transitivamente è anche un'attività. In particolare, rispetto a un'attività generica, un processo deve specificare in output uno o più Deliverable. Rispetto a un processo, un progetto, visto che è una iniziativa temporanea, deve specificare una data di inizio e una data di fine. Questi vincoli sono stati espressi specificando restrizioni di cardinalità. Si noti inoltre come tale espressività di OWL ha consentito di dare una formalizzazione alle definizioni informali espresse in linguaggio naturale.</text:p>
      <text:p text:style-name="Text_20_body">Un ulteriore esempio è relativo al modo in cui si sono gestite le risorse. Da una parte c'è la classe Resource con una sottoclasse Deliverable, mentre la tipologia di risorsa è stata modellata partizionando la classe ResourceKind in modo totale esclusivo da opportune sottoclassi disgiunte.</text:p>
      <text:h text:style-name="Heading_20_3" text:outline-level="3">18) Evaluation and Quality Assurance A) </text:h>
      <text:p text:style-name="Text_20_body">Le attività di evaluation e controllo qualità si basano sui requisiti e sui test prefigurati. Per effettuare queste verifiche, anche nell'ottica di effettuare una validazione basata sulle esigenze degli utenti, bisogna *usare in pratica* l'ontologia. Questo è stato fatto in due modi: prima di tutto, ho cercato di descrivere questo assignment mediante i concetti modellati dall'ontologia; in secondo luogo, ho provato ad effettuare alcune query sul grafo RDF risultante mediante il linguaggio SPARQL. </text:p>
      <text:h text:style-name="Heading_20_3" text:outline-level="3">19) Evaluation and Quality Assurance B) </text:h>
      <text:p text:style-name="Text_20_body">La query in alto a sinistra recupera i membri di un'organizzazione con i ruoli relativi ed eventualmente il progetto in cui questi sono stati allocati. Si noti che i valori sotto la colonna “participant” sono identificatori di risorse e non nomi. Per mostrare i valori di nome e cognome occorrerebbe navigare il grafo seguendo le proprietà FoaF firstName e lastName. Considerazioni analoghe valgono per gli altri esempi.</text:p>
      <text:p text:style-name="Text_20_body">La query in alto semplicemente ottiene la lista delle istanze di PMConcept ordinate alfabeticamente.</text:p>
      <text:p text:style-name="Text_20_body">La query in basso a sinistra recupera i progetti e per questi i processi previsti al loro interno.</text:p>
      <text:p text:style-name="Text_20_body">E infine la query in basso a destra determina il modello di project management associato ai progetti del grafo.</text:p>
      <text:h text:style-name="Heading_20_3" text:outline-level="3">20) Maintainance: Usage Monitoring and Evolution A)</text:h>
      <text:p text:style-name="Text_20_body">Questa sarebbe l'ultima attività della metodologia seguita. In realtà non ho molto da dire se no relativamente alla compatibilità con l'ontologia sviluppata nel precedente assignment che non è mantenuta per via di alcune variazioni significative. Ad esempio, l'entità “Stakeholder” nella versione precedente era una sottoclasse di FoaF Person mentre adesso è un'istanza della classe Ruolo che è disgiunta da FoaF Agent.</text:p>
      <text:h text:style-name="Heading_20_3" text:outline-level="3">21) Conclusion</text:h>
      <text:p text:style-name="Text_20_body">Infine, tra le conclusioni finale mi premeva sottolineare l'importanza del ricorrere a un approccio sistematico e, dal punto di vista di processo, iterativo in quanto ciò consente di svolgere in modo più ordinato e maturo un'attività complessa e articolata come quella mostrata in parte in questa presentazione.</text:p>
      <text:p text:style-name="Text_20_body">Inoltre, rispetto all'assignment precedente dove si faceva uso di RDF Schema, si è potuta apprezzare l'espressività maggiore di OWL che ha consentito di specificare vincoli prima non esprimibili e che in particolare ha consentito di formalizzare in maniera più opportuna le definizione dei concetti <text:soft-page-break/>modellati.</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Lohit Hindi" svg:font-family="'Lohit Hindi'" style:font-pitch="variable"/>
    <style:font-face style:name="Liberation Serif" svg:font-family="'Liberation Serif'" style:font-family-generic="roman"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ypography_7e_LT_7e_Gliederung_20_1" style:display-name="Typography~LT~Gliederung 1" style:family="paragraph">
      <style:paragraph-properties fo:margin="100%" fo:margin-left="0cm" fo:margin-right="0cm" fo:margin-top="0cm" fo:margin-bottom="0.4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ypography_7e_LT_7e_Gliederung_20_2" style:display-name="Typography~LT~Gliederung 2" style:family="paragraph" style:parent-style-name="Typography_7e_LT_7e_Gliederung_20_1">
      <style:paragraph-properties fo:margin-top="0cm" fo:margin-bottom="0.369cm"/>
      <style:text-properties fo:font-size="28pt" style:font-size-asian="28pt" style:font-size-complex="28pt"/>
    </style:style>
    <style:style style:name="Typography_7e_LT_7e_Gliederung_20_3" style:display-name="Typography~LT~Gliederung 3" style:family="paragraph" style:parent-style-name="Typography_7e_LT_7e_Gliederung_20_2">
      <style:paragraph-properties fo:margin-top="0cm" fo:margin-bottom="0.275cm"/>
      <style:text-properties fo:font-size="24pt" style:font-size-asian="24pt" style:font-size-complex="24pt"/>
    </style:style>
    <style:style style:name="Typography_7e_LT_7e_Gliederung_20_4" style:display-name="Typography~LT~Gliederung 4" style:family="paragraph" style:parent-style-name="Typography_7e_LT_7e_Gliederung_20_3">
      <style:paragraph-properties fo:margin-top="0cm" fo:margin-bottom="0.183cm"/>
      <style:text-properties fo:font-size="20pt" style:font-size-asian="20pt" style:font-size-complex="20pt"/>
    </style:style>
    <style:style style:name="Typography_7e_LT_7e_Gliederung_20_5" style:display-name="Typography~LT~Gliederung 5" style:family="paragraph" style:parent-style-name="Typography_7e_LT_7e_Gliederung_20_4">
      <style:paragraph-properties fo:margin-top="0cm" fo:margin-bottom="0.092cm"/>
    </style:style>
    <style:style style:name="Typography_7e_LT_7e_Gliederung_20_6" style:display-name="Typography~LT~Gliederung 6" style:family="paragraph" style:parent-style-name="Typography_7e_LT_7e_Gliederung_20_5"/>
    <style:style style:name="Typography_7e_LT_7e_Gliederung_20_7" style:display-name="Typography~LT~Gliederung 7" style:family="paragraph" style:parent-style-name="Typography_7e_LT_7e_Gliederung_20_6"/>
    <style:style style:name="Typography_7e_LT_7e_Gliederung_20_8" style:display-name="Typography~LT~Gliederung 8" style:family="paragraph" style:parent-style-name="Typography_7e_LT_7e_Gliederung_20_7"/>
    <style:style style:name="Typography_7e_LT_7e_Gliederung_20_9" style:display-name="Typography~LT~Gliederung 9" style:family="paragraph" style:parent-style-name="Typography_7e_LT_7e_Gliederung_20_8"/>
    <style:style style:name="Typography_7e_LT_7e_Titel" style:display-name="Typography~LT~Titel" style:family="paragraph">
      <style:paragraph-properties fo:text-align="start"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ypography_7e_LT_7e_Untertitel" style:display-name="Typography~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ypography_7e_LT_7e_Notizen" style:display-name="Typography~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ypography_7e_LT_7e_Hintergrundobjekte" style:display-name="Typography~LT~Hintergrundobjekte" style:family="paragraph">
      <style:paragraph-properties style:text-autospace="none"/>
      <style:text-properties style:letter-kerning="true"/>
    </style:style>
    <style:style style:name="Typography_7e_LT_7e_Hintergrund" style:display-name="Typography~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6cm" fo:text-indent="0cm" style:auto-text-indent="false" style:text-autospace="none"/>
      <style:text-properties fo:color="#004586" style:text-outline="false" style:text-line-through-style="none" style:font-name="FreeSans" fo:font-size="22pt" fo:font-style="normal" fo:text-shadow="none" style:text-underline-style="none" fo:font-weight="normal" style:letter-kerning="true" style:font-name-asian="FreeSans" style:font-size-asian="22pt" style:font-style-asian="normal" style:font-weight-asian="normal" style:font-name-complex="FreeSans" style:font-size-complex="2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369cm"/>
      <style:text-properties fo:font-size="18pt" style:font-size-asian="18pt" style:font-size-complex="18pt"/>
    </style:style>
    <style:style style:name="Outline_20_3" style:display-name="Outline 3" style:family="paragraph" style:parent-style-name="Outline_20_2">
      <style:paragraph-properties fo:margin-top="0cm" fo:margin-bottom="0.275cm"/>
      <style:text-properties fo:font-size="20pt" style:font-size-asian="20pt" style:font-size-complex="20pt"/>
    </style:style>
    <style:style style:name="Outline_20_4" style:display-name="Outline 4" style:family="paragraph" style:parent-style-name="Outline_20_3">
      <style:paragraph-properties fo:margin-top="0cm" fo:margin-bottom="0.183cm"/>
    </style:style>
    <style:style style:name="Outline_20_5" style:display-name="Outline 5" style:family="paragraph" style:parent-style-name="Outline_20_4">
      <style:paragraph-properties fo:margin-top="0cm" fo:margin-bottom="0.092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style:use-window-font-color="true" style:font-name="Droid Sans" fo:font-size="12pt" style:letter-kerning="true" style:font-name-asian="Droid Sans" style:font-size-asian="12pt" style:font-name-complex="Droid Sans"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Heading1" style:family="paragraph">
      <style:paragraph-properties fo:margin-top="0.741cm" fo:margin-bottom="0.37cm" style:text-autospac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5_7e_LT_7e_Gliederung_20_1" style:display-name="Default 5~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5_7e_LT_7e_Gliederung_20_2" style:display-name="Default 5~LT~Gliederung 2" style:family="paragraph" style:parent-style-name="Default_20_5_7e_LT_7e_Gliederung_20_1">
      <style:paragraph-properties fo:margin-top="0cm" fo:margin-bottom="0.4cm"/>
      <style:text-properties fo:font-size="28pt" style:font-size-asian="28pt" style:font-size-complex="28pt"/>
    </style:style>
    <style:style style:name="Default_20_5_7e_LT_7e_Gliederung_20_3" style:display-name="Default 5~LT~Gliederung 3" style:family="paragraph" style:parent-style-name="Default_20_5_7e_LT_7e_Gliederung_20_2">
      <style:paragraph-properties fo:margin-top="0cm" fo:margin-bottom="0.3cm"/>
      <style:text-properties fo:font-size="24pt" style:font-size-asian="24pt" style:font-size-complex="24pt"/>
    </style:style>
    <style:style style:name="Default_20_5_7e_LT_7e_Gliederung_20_4" style:display-name="Default 5~LT~Gliederung 4" style:family="paragraph" style:parent-style-name="Default_20_5_7e_LT_7e_Gliederung_20_3">
      <style:paragraph-properties fo:margin-top="0cm" fo:margin-bottom="0.199cm"/>
      <style:text-properties fo:font-size="20pt" style:font-size-asian="20pt" style:font-size-complex="20pt"/>
    </style:style>
    <style:style style:name="Default_20_5_7e_LT_7e_Gliederung_20_5" style:display-name="Default 5~LT~Gliederung 5" style:family="paragraph" style:parent-style-name="Default_20_5_7e_LT_7e_Gliederung_20_4">
      <style:paragraph-properties fo:margin-top="0cm" fo:margin-bottom="0.101cm"/>
    </style:style>
    <style:style style:name="Default_20_5_7e_LT_7e_Gliederung_20_6" style:display-name="Default 5~LT~Gliederung 6" style:family="paragraph" style:parent-style-name="Default_20_5_7e_LT_7e_Gliederung_20_5"/>
    <style:style style:name="Default_20_5_7e_LT_7e_Gliederung_20_7" style:display-name="Default 5~LT~Gliederung 7" style:family="paragraph" style:parent-style-name="Default_20_5_7e_LT_7e_Gliederung_20_6"/>
    <style:style style:name="Default_20_5_7e_LT_7e_Gliederung_20_8" style:display-name="Default 5~LT~Gliederung 8" style:family="paragraph" style:parent-style-name="Default_20_5_7e_LT_7e_Gliederung_20_7"/>
    <style:style style:name="Default_20_5_7e_LT_7e_Gliederung_20_9" style:display-name="Default 5~LT~Gliederung 9" style:family="paragraph" style:parent-style-name="Default_20_5_7e_LT_7e_Gliederung_20_8"/>
    <style:style style:name="Default_20_5_7e_LT_7e_Titel" style:display-name="Default 5~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5_7e_LT_7e_Untertitel" style:display-name="Default 5~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5_7e_LT_7e_Notizen" style:display-name="Default 5~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5_7e_LT_7e_Hintergrundobjekte" style:display-name="Default 5~LT~Hintergrundobjekte" style:family="paragraph">
      <style:paragraph-properties style:text-autospace="none"/>
      <style:text-properties style:letter-kerning="true"/>
    </style:style>
    <style:style style:name="Default_20_5_7e_LT_7e_Hintergrund" style:display-name="Default 5~LT~Hintergrund" style:family="paragraph">
      <style:paragraph-properties style:text-autospace="none"/>
      <style:text-properties style:letter-kerning="true"/>
    </style:style>
    <style:style style:name="Default_20_4_7e_LT_7e_Gliederung_20_1" style:display-name="Default 4~LT~Gliederung 1" style:family="paragraph">
      <style:paragraph-properties fo:margin-top="0cm" fo:margin-bottom="0.499cm" style:text-autospace="none"/>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100%" fo:margin-left="0cm" fo:margin-right="0cm" fo:margin-top="0cm" fo:margin-bottom="0.4cm" fo:text-indent="0cm" style:auto-text-indent="false"/>
      <style:text-properties fo:font-size="28pt" style:font-size-asian="28pt" style:font-size-complex="28pt"/>
    </style:style>
    <style:style style:name="Default_20_4_7e_LT_7e_Gliederung_20_3" style:display-name="Default 4~LT~Gliederung 3" style:family="paragraph" style:parent-style-name="Default_20_4_7e_LT_7e_Gliederung_20_2">
      <style:paragraph-properties fo:margin-top="0cm" fo:margin-bottom="0.3cm"/>
      <style:text-properties fo:font-size="24pt" style:font-size-asian="24pt" style:font-size-complex="24pt"/>
    </style:style>
    <style:style style:name="Default_20_4_7e_LT_7e_Gliederung_20_4" style:display-name="Default 4~LT~Gliederung 4" style:family="paragraph" style:parent-style-name="Default_20_4_7e_LT_7e_Gliederung_20_3">
      <style:paragraph-properties fo:margin-top="0cm" fo:margin-bottom="0.199cm"/>
      <style:text-properties fo:font-size="20pt" style:font-size-asian="20pt" style:font-size-complex="20pt"/>
    </style:style>
    <style:style style:name="Default_20_4_7e_LT_7e_Gliederung_20_5" style:display-name="Default 4~LT~Gliederung 5" style:family="paragraph" style:parent-style-name="Default_20_4_7e_LT_7e_Gliederung_20_4">
      <style:paragraph-properties fo:margin-top="0cm" fo:margin-bottom="0.101cm"/>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3_7e_LT_7e_Gliederung_20_1" style:display-name="Default 3~LT~Gliederung 1" style:family="paragraph">
      <style:paragraph-properties fo:margin-top="0cm" fo:margin-bottom="0.499cm" style:text-autospace="none"/>
      <style:text-properties fo:color="#ffffff"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3_7e_LT_7e_Gliederung_20_2" style:display-name="Default 3~LT~Gliederung 2" style:family="paragraph" style:parent-style-name="Default_20_3_7e_LT_7e_Gliederung_20_1">
      <style:paragraph-properties fo:margin="100%" fo:margin-left="0cm" fo:margin-right="0cm" fo:margin-top="0cm" fo:margin-bottom="0.4cm" fo:text-indent="0cm" style:auto-text-indent="false"/>
      <style:text-properties fo:font-size="28pt" style:font-size-asian="28pt" style:font-size-complex="28pt"/>
    </style:style>
    <style:style style:name="Default_20_3_7e_LT_7e_Gliederung_20_3" style:display-name="Default 3~LT~Gliederung 3" style:family="paragraph" style:parent-style-name="Default_20_3_7e_LT_7e_Gliederung_20_2">
      <style:paragraph-properties fo:margin-top="0cm" fo:margin-bottom="0.3cm"/>
      <style:text-properties fo:font-size="24pt" style:font-size-asian="24pt" style:font-size-complex="24pt"/>
    </style:style>
    <style:style style:name="Default_20_3_7e_LT_7e_Gliederung_20_4" style:display-name="Default 3~LT~Gliederung 4" style:family="paragraph" style:parent-style-name="Default_20_3_7e_LT_7e_Gliederung_20_3">
      <style:paragraph-properties fo:margin-top="0cm" fo:margin-bottom="0.199cm"/>
      <style:text-properties fo:font-size="20pt" style:font-size-asian="20pt" style:font-size-complex="20pt"/>
    </style:style>
    <style:style style:name="Default_20_3_7e_LT_7e_Gliederung_20_5" style:display-name="Default 3~LT~Gliederung 5" style:family="paragraph" style:parent-style-name="Default_20_3_7e_LT_7e_Gliederung_20_4">
      <style:paragraph-properties fo:margin-top="0cm" fo:margin-bottom="0.101cm"/>
    </style:style>
    <style:style style:name="Default_20_3_7e_LT_7e_Gliederung_20_6" style:display-name="Default 3~LT~Gliederung 6" style:family="paragraph" style:parent-style-name="Default_20_3_7e_LT_7e_Gliederung_20_5"/>
    <style:style style:name="Default_20_3_7e_LT_7e_Gliederung_20_7" style:display-name="Default 3~LT~Gliederung 7" style:family="paragraph" style:parent-style-name="Default_20_3_7e_LT_7e_Gliederung_20_6"/>
    <style:style style:name="Default_20_3_7e_LT_7e_Gliederung_20_8" style:display-name="Default 3~LT~Gliederung 8" style:family="paragraph" style:parent-style-name="Default_20_3_7e_LT_7e_Gliederung_20_7"/>
    <style:style style:name="Default_20_3_7e_LT_7e_Gliederung_20_9" style:display-name="Default 3~LT~Gliederung 9" style:family="paragraph" style:parent-style-name="Default_20_3_7e_LT_7e_Gliederung_20_8"/>
    <style:style style:name="Default_20_3_7e_LT_7e_Titel" style:display-name="Default 3~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3_7e_LT_7e_Untertitel" style:display-name="Default 3~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3_7e_LT_7e_Notizen" style:display-name="Default 3~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3_7e_LT_7e_Hintergrundobjekte" style:display-name="Default 3~LT~Hintergrundobjekte" style:family="paragraph">
      <style:paragraph-properties style:text-autospace="none"/>
      <style:text-properties style:letter-kerning="true"/>
    </style:style>
    <style:style style:name="Default_20_3_7e_LT_7e_Hintergrund" style:display-name="Default 3~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cm" fo:margin-bottom="0.4cm"/>
      <style:text-properties fo:font-size="28pt" style:font-size-asian="28pt" style:font-size-complex="28pt"/>
    </style:style>
    <style:style style:name="Default_20_2_7e_LT_7e_Gliederung_20_3" style:display-name="Default 2~LT~Gliederung 3" style:family="paragraph" style:parent-style-name="Default_20_2_7e_LT_7e_Gliederung_20_2">
      <style:paragraph-properties fo:margin-top="0cm" fo:margin-bottom="0.3cm"/>
      <style:text-properties fo:font-size="24pt" style:font-size-asian="24pt" style:font-size-complex="24pt"/>
    </style:style>
    <style:style style:name="Default_20_2_7e_LT_7e_Gliederung_20_4" style:display-name="Default 2~LT~Gliederung 4" style:family="paragraph" style:parent-style-name="Default_20_2_7e_LT_7e_Gliederung_20_3">
      <style:paragraph-properties fo:margin-top="0cm" fo:margin-bottom="0.199cm"/>
      <style:text-properties fo:font-size="20pt" style:font-size-asian="20pt" style:font-size-complex="20pt"/>
    </style:style>
    <style:style style:name="Default_20_2_7e_LT_7e_Gliederung_20_5" style:display-name="Default 2~LT~Gliederung 5" style:family="paragraph" style:parent-style-name="Default_20_2_7e_LT_7e_Gliederung_20_4">
      <style:paragraph-properties fo:margin-top="0cm" fo:margin-bottom="0.101cm"/>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center" style:justify-single-word="false" style:text-autospace="none"/>
      <style:text-properties fo:color="#ffffff"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MYMODELv1.1_7e_LT_7e_Gliederung_20_1" style:display-name="MYMODELv1.1~LT~Gliederung 1" style:family="paragraph">
      <style:paragraph-properties fo:margin="100%" fo:margin-left="0cm" fo:margin-right="0cm" fo:margin-top="0cm" fo:margin-bottom="0.46cm" fo:text-indent="0cm" style:auto-text-indent="false" style:text-autospace="none"/>
      <style:text-properties fo:color="#004586" style:text-outline="false" style:text-line-through-style="none" style:font-name="FreeSans" fo:font-size="22pt" fo:font-style="normal" fo:text-shadow="none" style:text-underline-style="none" fo:font-weight="normal" style:letter-kerning="true" style:font-name-asian="FreeSans" style:font-size-asian="22pt" style:font-style-asian="normal" style:font-weight-asian="normal" style:font-name-complex="FreeSans" style:font-size-complex="22pt" style:font-style-complex="normal" style:font-weight-complex="normal" style:text-emphasize="none" style:text-overline-style="none" style:text-overline-color="font-color"/>
    </style:style>
    <style:style style:name="MYMODELv1.1_7e_LT_7e_Gliederung_20_2" style:display-name="MYMODELv1.1~LT~Gliederung 2" style:family="paragraph" style:parent-style-name="MYMODELv1.1_7e_LT_7e_Gliederung_20_1">
      <style:paragraph-properties fo:margin-top="0cm" fo:margin-bottom="0.369cm"/>
      <style:text-properties fo:font-size="18pt" style:font-size-asian="18pt" style:font-size-complex="18pt"/>
    </style:style>
    <style:style style:name="MYMODELv1.1_7e_LT_7e_Gliederung_20_3" style:display-name="MYMODELv1.1~LT~Gliederung 3" style:family="paragraph" style:parent-style-name="MYMODELv1.1_7e_LT_7e_Gliederung_20_2">
      <style:paragraph-properties fo:margin-top="0cm" fo:margin-bottom="0.275cm"/>
      <style:text-properties fo:font-size="20pt" style:font-size-asian="20pt" style:font-size-complex="20pt"/>
    </style:style>
    <style:style style:name="MYMODELv1.1_7e_LT_7e_Gliederung_20_4" style:display-name="MYMODELv1.1~LT~Gliederung 4" style:family="paragraph" style:parent-style-name="MYMODELv1.1_7e_LT_7e_Gliederung_20_3">
      <style:paragraph-properties fo:margin-top="0cm" fo:margin-bottom="0.183cm"/>
    </style:style>
    <style:style style:name="MYMODELv1.1_7e_LT_7e_Gliederung_20_5" style:display-name="MYMODELv1.1~LT~Gliederung 5" style:family="paragraph" style:parent-style-name="MYMODELv1.1_7e_LT_7e_Gliederung_20_4">
      <style:paragraph-properties fo:margin-top="0cm" fo:margin-bottom="0.092cm"/>
    </style:style>
    <style:style style:name="MYMODELv1.1_7e_LT_7e_Gliederung_20_6" style:display-name="MYMODELv1.1~LT~Gliederung 6" style:family="paragraph" style:parent-style-name="MYMODELv1.1_7e_LT_7e_Gliederung_20_5"/>
    <style:style style:name="MYMODELv1.1_7e_LT_7e_Gliederung_20_7" style:display-name="MYMODELv1.1~LT~Gliederung 7" style:family="paragraph" style:parent-style-name="MYMODELv1.1_7e_LT_7e_Gliederung_20_6"/>
    <style:style style:name="MYMODELv1.1_7e_LT_7e_Gliederung_20_8" style:display-name="MYMODELv1.1~LT~Gliederung 8" style:family="paragraph" style:parent-style-name="MYMODELv1.1_7e_LT_7e_Gliederung_20_7"/>
    <style:style style:name="MYMODELv1.1_7e_LT_7e_Gliederung_20_9" style:display-name="MYMODELv1.1~LT~Gliederung 9" style:family="paragraph" style:parent-style-name="MYMODELv1.1_7e_LT_7e_Gliederung_20_8"/>
    <style:style style:name="MYMODELv1.1_7e_LT_7e_Titel" style:display-name="MYMODELv1.1~LT~Titel" style:family="paragraph">
      <style:paragraph-properties fo:margin="100%" fo:margin-left="0.4cm" fo:margin-right="0cm" fo:margin-top="0.199cm" fo:margin-bottom="0.6cm" fo:text-align="start" style:justify-single-word="false" fo:text-indent="0cm" style:auto-text-indent="false" style:text-autospace="none"/>
      <style:text-properties fo:color="#c5000b"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MYMODELv1.1_7e_LT_7e_Untertitel" style:display-name="MYMODELv1.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MYMODELv1.1_7e_LT_7e_Notizen" style:display-name="MYMODELv1.1~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FreeSans" fo:font-size="28pt" fo:font-style="normal" fo:text-shadow="none" style:text-underline-style="none" fo:font-weight="normal" style:letter-kerning="true" style:font-name-asian="FreeSans" style:font-size-asian="28pt" style:font-style-asian="normal" style:font-weight-asian="normal" style:font-name-complex="FreeSans" style:font-size-complex="28pt" style:font-style-complex="normal" style:font-weight-complex="normal" style:text-emphasize="none" style:text-overline-style="none" style:text-overline-color="font-color"/>
    </style:style>
    <style:style style:name="MYMODELv1.1_7e_LT_7e_Hintergrundobjekte" style:display-name="MYMODELv1.1~LT~Hintergrundobjekte" style:family="paragraph">
      <style:paragraph-properties style:text-autospace="none"/>
      <style:text-properties style:letter-kerning="true"/>
    </style:style>
    <style:style style:name="MYMODELv1.1_7e_LT_7e_Hintergrund" style:display-name="MYMODELv1.1~LT~Hintergrund" style:family="paragraph">
      <style:paragraph-properties style:text-autospace="none"/>
      <style:text-properties style:letter-kerning="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Casadei</meta:initial-creator>
    <meta:creation-date>2014-05-21T20:17:54</meta:creation-date>
    <dc:date>2014-05-22T18:10:53</dc:date>
    <dc:creator>Roberto Casadei</dc:creator>
    <meta:editing-duration>PT5H39M12S</meta:editing-duration>
    <meta:editing-cycles>14</meta:editing-cycles>
    <meta:generator>LibreOffice/3.5$Linux_x86 LibreOffice_project/350m1$Build-2</meta:generator>
    <meta:document-statistic meta:table-count="0" meta:image-count="0" meta:object-count="0" meta:page-count="5" meta:paragraph-count="61" meta:word-count="1907" meta:character-count="12685" meta:non-whitespace-character-count="10822"/>
  </office:meta>
</office:document-meta>
</file>